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Matern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Matric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nuel Eduardo</text:p>
          </table:table-cell>
          <table:table-cell office:value-type="float" office:value="201604117" calcext:value-type="float">
            <text:p>201604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Paola Joselyn</text:p>
          </table:table-cell>
          <table:table-cell office:value-type="float" office:value="206040122" calcext:value-type="float">
            <text:p>206040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Espadin</text:p>
          </table:table-cell>
          <table:table-cell office:value-type="string" calcext:value-type="string">
            <text:p>Jacob</text:p>
          </table:table-cell>
          <table:table-cell office:value-type="float" office:value="201604123" calcext:value-type="float">
            <text:p>201604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din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Marisol</text:p>
          </table:table-cell>
          <table:table-cell office:value-type="float" office:value="201604115" calcext:value-type="float">
            <text:p>201604115</text:p>
          </table:table-cell>
          <table:table-cell table:number-columns-repeated="2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55:44.786973172</meta:creation-date>
    <dc:date>2018-05-02T19:01:30.824780049</dc:date>
    <meta:editing-duration>PT5M49S</meta:editing-duration>
    <meta:editing-cycles>1</meta:editing-cycles>
    <meta:document-statistic meta:table-count="1" meta:cell-count="20" meta:object-count="0"/>
    <meta:generator>LibreOffice/5.4.6.2$Linux_X86_64 LibreOffice_project/40m0$Build-2</meta:generator>
  </office:meta>
</office:document-meta>
</file>